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in" fo:margin-bottom="0in" style:contextual-spacing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3">
      <style:paragraph-properties fo:margin-top="0in" fo:margin-bottom="0in" style:contextual-spacing="false"/>
    </style:style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5">
      <style:paragraph-properties fo:margin-top="0in" fo:margin-bottom="0in" style:contextual-spacing="false"/>
    </style:style>
    <style:style style:name="P24" style:family="paragraph" style:parent-style-name="Text_20_body" style:list-style-name="L16"/>
    <style:style style:name="P25" style:family="paragraph" style:parent-style-name="Text_20_body" style:list-style-name="L16">
      <style:paragraph-properties fo:margin-top="0in" fo:margin-bottom="0in" style:contextual-spacing="false"/>
    </style:style>
    <style:style style:name="P26" style:family="paragraph" style:parent-style-name="Text_20_body" style:list-style-name="L17"/>
    <style:style style:name="P27" style:family="paragraph" style:parent-style-name="Text_20_body" style:list-style-name="L17">
      <style:paragraph-properties fo:margin-top="0in" fo:margin-bottom="0in" style:contextual-spacing="false"/>
    </style:style>
    <style:style style:name="P28" style:family="paragraph" style:parent-style-name="Text_20_body" style:list-style-name="L18"/>
    <style:style style:name="P29" style:family="paragraph" style:parent-style-name="Text_20_body" style:list-style-name="L18">
      <style:paragraph-properties fo:margin-top="0in" fo:margin-bottom="0in" style:contextual-spacing="false"/>
    </style:style>
    <style:style style:name="P30" style:family="paragraph" style:parent-style-name="Text_20_body" style:list-style-name="L19"/>
    <style:style style:name="P31" style:family="paragraph" style:parent-style-name="Text_20_body" style:list-style-name="L19">
      <style:paragraph-properties fo:margin-top="0in" fo:margin-bottom="0in" style:contextual-spacing="false"/>
    </style:style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ame Recommendation System Design Document</text:h>
      <text:h text:style-name="Heading_20_2" text:outline-level="2">Table of Contents</text:h>
      <text:list text:style-name="L1">
        <text:list-item>
          <text:p text:style-name="P1"><text:span text:style-name="Strong_20_Emphasis">Introduction</text:span> 1.1 Purpose<text:line-break/>1.2 Scope<text:line-break/>1.3 Goals<text:line-break/>1.4 Target Audience</text:p>
        </text:list-item>
        <text:list-item>
          <text:p text:style-name="P1"><text:span text:style-name="Strong_20_Emphasis">Requirements</text:span> 2.1 Functional Requirements<text:line-break/>2.2 Non-functional Requirements</text:p>
        </text:list-item>
        <text:list-item>
          <text:p text:style-name="P1"><text:span text:style-name="Strong_20_Emphasis">Tech Stack</text:span> 3.1 Backend<text:line-break/>3.2 Database<text:line-break/>3.3 Frontend<text:line-break/>3.4 Authentication</text:p>
        </text:list-item>
        <text:list-item>
          <text:p text:style-name="P1"><text:span text:style-name="Strong_20_Emphasis">Database Schema</text:span> 4.1 User Table<text:line-break/>4.2 Game Table<text:line-break/>4.3 User-Game Relation Table</text:p>
        </text:list-item>
        <text:list-item>
          <text:p text:style-name="P1"><text:span text:style-name="Strong_20_Emphasis">User Authentication</text:span> 5.1 Sign Up<text:line-break/>5.2 Log In<text:line-break/>5.3 Password Recovery</text:p>
        </text:list-item>
        <text:list-item>
          <text:p text:style-name="P1"><text:span text:style-name="Strong_20_Emphasis">Recommendation Algorithm</text:span> 6.1 Algorithm Overview<text:line-break/>6.2 Input Data<text:line-break/>6.3 Output Data<text:line-break/>6.4 Testing Strategy</text:p>
        </text:list-item>
        <text:list-item>
          <text:p text:style-name="P1"><text:span text:style-name="Strong_20_Emphasis">Frontend Design</text:span> 7.1 Home Page<text:line-break/>7.2 User Profile Page<text:line-break/>7.3 Game Recommendation Page<text:line-break/>7.4 Game Details Page<text:line-break/>7.5 User Ratings and Reviews</text:p>
        </text:list-item>
        <text:list-item>
          <text:p text:style-name="P1"><text:span text:style-name="Strong_20_Emphasis">Integration with External APIs</text:span> 8.1 Game Information API<text:line-break/>8.2 Additional APIs (if any)</text:p>
        </text:list-item>
        <text:list-item>
          <text:p text:style-name="P1"><text:span text:style-name="Strong_20_Emphasis">Additional Features</text:span> 9.1 Genre Filters<text:line-break/>9.2 User Ratings and Reviews<text:line-break/>9.3 Community Features<text:line-break/>9.4 Gamification (Bonus Feature)</text:p>
        </text:list-item>
        <text:list-item>
          <text:p text:style-name="P1"><text:soft-page-break/><text:span text:style-name="Strong_20_Emphasis">Testing Strategy</text:span> 10.1 Unit Testing<text:line-break/>10.2 Integration Testing<text:line-break/>10.3 User Acceptance Testing</text:p>
        </text:list-item>
        <text:list-item>
          <text:p text:style-name="P1"><text:span text:style-name="Strong_20_Emphasis">Deployment</text:span> 11.1 Hosting Platform<text:line-break/>11.2 Deployment Steps</text:p>
        </text:list-item>
        <text:list-item>
          <text:p text:style-name="P1"><text:span text:style-name="Strong_20_Emphasis">Documentation</text:span> 12.1 Code Documentation<text:line-break/>12.2 README File</text:p>
        </text:list-item>
        <text:list-item>
          <text:p text:style-name="P1"><text:span text:style-name="Strong_20_Emphasis">Continuous Improvement</text:span> 13.1 Feedback Collection<text:line-break/>13.2 Future Enhancement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1. Introduction</text:h>
      <text:h text:style-name="Heading_20_3" text:outline-level="3">1.1 Purpose</text:h>
      <text:p text:style-name="Text_20_body">The purpose of the Game Recommendation System is to provide users with personalized game suggestions based on their preferences and gaming history.</text:p>
      <text:h text:style-name="Heading_20_3" text:outline-level="3">1.2 Scope</text:h>
      <text:p text:style-name="Text_20_body">The application will include user authentication, a recommendation algorithm, frontend interfaces for user interaction, and integration with external APIs for game information.</text:p>
      <text:h text:style-name="Heading_20_3" text:outline-level="3">1.3 Goals</text:h>
      <text:list text:style-name="L2">
        <text:list-item>
          <text:p text:style-name="P3">Create a user-friendly platform for discovering new games.</text:p>
        </text:list-item>
        <text:list-item>
          <text:p text:style-name="P3">Implement a robust recommendation algorithm for accurate suggestions.</text:p>
        </text:list-item>
        <text:list-item>
          <text:p text:style-name="P2">Allow users to customize their preferences and track their gaming history.</text:p>
        </text:list-item>
      </text:list>
      <text:h text:style-name="Heading_20_3" text:outline-level="3">1.4 Target Audience</text:h>
      <text:p text:style-name="Text_20_body">The target audience includes gamers who want personalized game recommendations tailored to their preferences.</text:p>
      <text:h text:style-name="Heading_20_2" text:outline-level="2">2. Requirements</text:h>
      <text:h text:style-name="Heading_20_3" text:outline-level="3">2.1 Functional Requirements</text:h>
      <text:list text:style-name="L3">
        <text:list-item>
          <text:p text:style-name="P5">User authentication (Sign Up, Log In).</text:p>
        </text:list-item>
        <text:list-item>
          <text:p text:style-name="P5">Recommendation algorithm for suggesting games.</text:p>
        </text:list-item>
        <text:list-item>
          <text:p text:style-name="P5">User profile management.</text:p>
        </text:list-item>
        <text:list-item>
          <text:p text:style-name="P5">Integration with external game information APIs.</text:p>
        </text:list-item>
        <text:list-item>
          <text:p text:style-name="P4">Frontend interfaces for user interaction.</text:p>
        </text:list-item>
      </text:list>
      <text:h text:style-name="Heading_20_3" text:outline-level="3">2.2 Non-functional Requirements</text:h>
      <text:list text:style-name="L4">
        <text:list-item>
          <text:p text:style-name="P7">Responsive and intuitive user interface.</text:p>
        </text:list-item>
        <text:list-item>
          <text:p text:style-name="P7">Fast and accurate recommendation algorithm.</text:p>
        </text:list-item>
        <text:list-item>
          <text:p text:style-name="P6">Secure user authentication.</text:p>
        </text:list-item>
      </text:list>
      <text:h text:style-name="Heading_20_2" text:outline-level="2">3. Tech Stack</text:h>
      <text:h text:style-name="Heading_20_3" text:outline-level="3">3.1 Backend</text:h>
      <text:list text:style-name="L5">
        <text:list-item>
          <text:p text:style-name="P9">Framework: Django</text:p>
        </text:list-item>
        <text:list-item>
          <text:p text:style-name="P9">Language: Python</text:p>
        </text:list-item>
        <text:list-item>
          <text:p text:style-name="P8">Authentication: Django REST Framework</text:p>
        </text:list-item>
      </text:list>
      <text:h text:style-name="Heading_20_3" text:outline-level="3"><text:soft-page-break/>3.2 Database</text:h>
      <text:list text:style-name="L6">
        <text:list-item>
          <text:p text:style-name="P10">Type: PostgreSQL</text:p>
        </text:list-item>
      </text:list>
      <text:h text:style-name="Heading_20_3" text:outline-level="3">3.3 Frontend</text:h>
      <text:list text:style-name="L7">
        <text:list-item>
          <text:p text:style-name="P12">Framework: React</text:p>
        </text:list-item>
        <text:list-item>
          <text:p text:style-name="P11">Languages: HTML, CSS, JavaScript</text:p>
        </text:list-item>
      </text:list>
      <text:h text:style-name="Heading_20_3" text:outline-level="3">3.4 Authentication</text:h>
      <text:list text:style-name="L8">
        <text:list-item>
          <text:p text:style-name="P13">Method: JWT (JSON Web Tokens)</text:p>
        </text:list-item>
      </text:list>
      <text:h text:style-name="Heading_20_2" text:outline-level="2">4. Database Schema</text:h>
      <text:h text:style-name="Heading_20_3" text:outline-level="3">4.1 User Table</text:h>
      <text:list text:style-name="L9">
        <text:list-item>
          <text:p text:style-name="P14">Columns: UserID, Username, Email, Password, Registration Date</text:p>
        </text:list-item>
      </text:list>
      <text:h text:style-name="Heading_20_3" text:outline-level="3">4.2 Game Table</text:h>
      <text:list text:style-name="L10">
        <text:list-item>
          <text:p text:style-name="P15">Columns: GameID, Title, Genre, Platform, Rating</text:p>
        </text:list-item>
      </text:list>
      <text:h text:style-name="Heading_20_3" text:outline-level="3">4.3 User-Game Relation Table</text:h>
      <text:list text:style-name="L11">
        <text:list-item>
          <text:p text:style-name="P16">Columns: UserID, GameID, Status (Played, Currently Playing, Wishlist), Rating, Review</text:p>
        </text:list-item>
      </text:list>
      <text:h text:style-name="Heading_20_2" text:outline-level="2">5. User Authentication</text:h>
      <text:h text:style-name="Heading_20_3" text:outline-level="3">5.1 Sign Up</text:h>
      <text:list text:style-name="L12">
        <text:list-item>
          <text:p text:style-name="P18">Collect user details (Username, Email, Password).</text:p>
        </text:list-item>
        <text:list-item>
          <text:p text:style-name="P17">Validate and store in the MongoDB database.</text:p>
        </text:list-item>
      </text:list>
      <text:h text:style-name="Heading_20_3" text:outline-level="3">5.2 Log In</text:h>
      <text:list text:style-name="L13">
        <text:list-item>
          <text:p text:style-name="P20">Verify credentials.</text:p>
        </text:list-item>
        <text:list-item>
          <text:p text:style-name="P19">Generate authentication token.</text:p>
        </text:list-item>
      </text:list>
      <text:h text:style-name="Heading_20_3" text:outline-level="3">5.3 Password Recovery</text:h>
      <text:list text:style-name="L14">
        <text:list-item>
          <text:p text:style-name="P21">Allow users to reset passwords through a secure process.</text:p>
        </text:list-item>
      </text:list>
      <text:h text:style-name="Heading_20_2" text:outline-level="2"><text:soft-page-break/></text:h>
      <text:h text:style-name="Heading_20_2" text:outline-level="2">6. Recommendation Algorithm</text:h>
      <text:h text:style-name="Heading_20_3" text:outline-level="3">6.1 Algorithm Overview</text:h>
      <text:p text:style-name="Text_20_body">The recommendation algorithm for the Game Recommendation System will employ a hybrid approach, combining Collaborative Filtering and Content-Boosted Collaborative Filtering.</text:p>
      <text:h text:style-name="Heading_20_3" text:outline-level="3">6.2 Input Data</text:h>
      <text:p text:style-name="Text_20_body">The algorithm will consider the following input data:</text:p>
      <text:list text:style-name="L15">
        <text:list-item>
          <text:p text:style-name="P23">User preferences and gaming history for collaborative filtering.</text:p>
        </text:list-item>
        <text:list-item>
          <text:p text:style-name="P22">Content-based features such as genre, platform, developer, and other relevant attributes for content-boosted collaborative filtering.</text:p>
        </text:list-item>
      </text:list>
      <text:h text:style-name="Heading_20_3" text:outline-level="3">6.3 Output Data</text:h>
      <text:p text:style-name="Text_20_body">The output will be personalized game recommendations that leverage both collaborative filtering and content-based filtering to enhance accuracy and address the cold start problem.</text:p>
      <text:h text:style-name="Heading_20_3" text:outline-level="3">6.4 Testing Strategy</text:h>
      <text:p text:style-name="Text_20_body">Testing will involve:</text:p>
      <text:list text:style-name="L16">
        <text:list-item>
          <text:p text:style-name="P25">Evaluating the accuracy and relevance of recommendations.</text:p>
        </text:list-item>
        <text:list-item>
          <text:p text:style-name="P25">Assessing the algorithm's performance on diverse user profiles.</text:p>
        </text:list-item>
        <text:list-item>
          <text:p text:style-name="P24">Iteratively tuning the model based on feedback and metrics.</text:p>
        </text:list-item>
      </text:list>
      <text:h text:style-name="Heading_20_3" text:outline-level="3">6.5 Implementation Steps</text:h>
      <text:list text:style-name="L17">
        <text:list-item>
          <text:p text:style-name="P26"><text:span text:style-name="Strong_20_Emphasis">Collaborative Filtering:</text:span></text:p>
          <text:list>
            <text:list-item>
              <text:p text:style-name="P27">Use user-based and item-based collaborative filtering to generate initial game recommendations.</text:p>
            </text:list-item>
            <text:list-item>
              <text:p text:style-name="P27">Collaborative filtering will analyze user behaviors and preferences, suggesting games based on the activities of similar users and item similarities.</text:p>
            </text:list-item>
          </text:list>
        </text:list-item>
        <text:list-item>
          <text:p text:style-name="P26"><text:span text:style-name="Strong_20_Emphasis">Content-Boosted Collaborative Filtering:</text:span></text:p>
          <text:list>
            <text:list-item>
              <text:p text:style-name="P27">Integrate content-based filtering to adjust recommendations based on game features.</text:p>
            </text:list-item>
            <text:list-item>
              <text:p text:style-name="P27">Boost collaborative filtering recommendations by considering content-based features such as genre, platform, and developer.</text:p>
            </text:list-item>
            <text:list-item>
              <text:p text:style-name="P27">This step addresses the cold start problem and enhances the relevance of recommendations.</text:p>
            </text:list-item>
          </text:list>
        </text:list-item>
        <text:list-item>
          <text:p text:style-name="P26"><text:span text:style-name="Strong_20_Emphasis">Ensemble Modeling:</text:span></text:p>
          <text:list>
            <text:list-item>
              <text:p text:style-name="P27"><text:soft-page-break/>Train multiple recommendation models, including collaborative filtering and content-boosted collaborative filtering.</text:p>
            </text:list-item>
            <text:list-item>
              <text:p text:style-name="P27">Combine predictions using an ensemble approach (e.g., weighted averaging) to leverage the strengths of both models.</text:p>
            </text:list-item>
            <text:list-item>
              <text:p text:style-name="P26">Adjust weights based on model performance and user feedback.</text:p>
            </text:list-item>
          </text:list>
        </text:list-item>
      </text:list>
      <text:h text:style-name="Heading_20_3" text:outline-level="3">6.6 Advantages</text:h>
      <text:list text:style-name="L18">
        <text:list-item>
          <text:p text:style-name="P29">Improved recommendation accuracy by combining collaborative and content-based approaches.</text:p>
        </text:list-item>
        <text:list-item>
          <text:p text:style-name="P29">Addressing the cold start problem through content-based features.</text:p>
        </text:list-item>
        <text:list-item>
          <text:p text:style-name="P28">Robustness to diverse user preferences and behaviors.</text:p>
        </text:list-item>
      </text:list>
      <text:h text:style-name="Heading_20_3" text:outline-level="3">6.7 Challenges</text:h>
      <text:list text:style-name="L19">
        <text:list-item>
          <text:p text:style-name="P31">Requirement for additional metadata and feature extraction for content-based filtering.</text:p>
        </text:list-item>
        <text:list-item>
          <text:p text:style-name="P30">Tuning model weights and ensemble strategies for optimal performance.</text:p>
        </text:list-item>
      </text:list>
      <text:p text:style-name="Text_20_body">By implementing this hybrid recommendation algorithm, the Game Recommendation System aims to provide users with accurate and personalized game suggestions, taking advantage of both collaborative filtering and content-based filtering approaches. The algorithm's performance will be continuously monitored and refined based on user feedback and evaluation metrics.</text:p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7. Frontend Design</text:h>
      <text:h text:style-name="Heading_20_3" text:outline-level="3">7.1 Home Page</text:h>
      <text:list text:style-name="L20">
        <text:list-item>
          <text:p text:style-name="P32">Overview of the application, featured games.</text:p>
        </text:list-item>
      </text:list>
      <text:h text:style-name="Heading_20_3" text:outline-level="3">7.2 User Profile Page</text:h>
      <text:list text:style-name="L21">
        <text:list-item>
          <text:p text:style-name="P33">Display user details, gaming history.</text:p>
        </text:list-item>
      </text:list>
      <text:h text:style-name="Heading_20_3" text:outline-level="3">7.3 Game Recommendation Page</text:h>
      <text:list text:style-name="L22">
        <text:list-item>
          <text:p text:style-name="P34">List of recommended games based on user preferences.</text:p>
        </text:list-item>
      </text:list>
      <text:h text:style-name="Heading_20_3" text:outline-level="3">7.4 Game Details Page</text:h>
      <text:list text:style-name="L23">
        <text:list-item>
          <text:p text:style-name="P35">Detailed information about a selected game.</text:p>
        </text:list-item>
      </text:list>
      <text:h text:style-name="Heading_20_3" text:outline-level="3">7.5 User Ratings and Reviews</text:h>
      <text:list text:style-name="L24">
        <text:list-item>
          <text:p text:style-name="P36">Allow users to rate and review games.</text:p>
        </text:list-item>
      </text:list>
      <text:h text:style-name="Heading_20_2" text:outline-level="2"/>
      <text:h text:style-name="Heading_20_2" text:outline-level="2">8. Integration with External APIs</text:h>
      <text:h text:style-name="Heading_20_3" text:outline-level="3">8.1 Game Information API</text:h>
      <text:list text:style-name="L25">
        <text:list-item>
          <text:p text:style-name="P37">Integrate with [chosen game information API].</text:p>
        </text:list-item>
      </text:list>
      <text:h text:style-name="Heading_20_3" text:outline-level="3">8.2 Additional APIs (if any)</text:h>
      <text:list text:style-name="L26">
        <text:list-item>
          <text:p text:style-name="P38">List any additional APIs integrated.</text:p>
        </text:list-item>
      </text:list>
      <text:h text:style-name="Heading_20_2" text:outline-level="2"/>
      <text:p text:style-name="Text_20_body"/>
      <text:p text:style-name="Text_20_body"/>
      <text:h text:style-name="Heading_20_2" text:outline-level="2"><text:soft-page-break/></text:h>
      <text:h text:style-name="Heading_20_2" text:outline-level="2">9. Additional Features</text:h>
      <text:h text:style-name="Heading_20_3" text:outline-level="3">9.1 Genre Filters</text:h>
      <text:list text:style-name="L27">
        <text:list-item>
          <text:p text:style-name="P39">Allow users to filter recommendations by genre.</text:p>
        </text:list-item>
      </text:list>
      <text:h text:style-name="Heading_20_3" text:outline-level="3">9.2 User Ratings and Reviews</text:h>
      <text:list text:style-name="L28">
        <text:list-item>
          <text:p text:style-name="P40">Enable users to rate and review games.</text:p>
        </text:list-item>
      </text:list>
      <text:h text:style-name="Heading_20_3" text:outline-level="3">9.3 Community Features</text:h>
      <text:list text:style-name="L29">
        <text:list-item>
          <text:p text:style-name="P41">[Specify any community features like discussions or connections]</text:p>
        </text:list-item>
      </text:list>
      <text:h text:style-name="Heading_20_3" text:outline-level="3">9.4 Gamification (Bonus Feature)</text:h>
      <text:list text:style-name="L30">
        <text:list-item>
          <text:p text:style-name="P42">[Specify any gamification features like badges or points]</text:p>
        </text:list-item>
      </text:list>
      <text:h text:style-name="Heading_20_2" text:outline-level="2">10. Testing Strategy</text:h>
      <text:h text:style-name="Heading_20_3" text:outline-level="3">10.1 Unit Testing</text:h>
      <text:list text:style-name="L31">
        <text:list-item>
          <text:p text:style-name="P43">Test each component independently.</text:p>
        </text:list-item>
      </text:list>
      <text:h text:style-name="Heading_20_3" text:outline-level="3">10.2 Integration Testing</text:h>
      <text:list text:style-name="L32">
        <text:list-item>
          <text:p text:style-name="P44">Test interactions between frontend and backend.</text:p>
        </text:list-item>
      </text:list>
      <text:h text:style-name="Heading_20_3" text:outline-level="3">10.3 User Acceptance Testing</text:h>
      <text:list text:style-name="L33">
        <text:list-item>
          <text:p text:style-name="P45">Gather feedback from target users.</text:p>
        </text:list-item>
      </text:list>
      <text:h text:style-name="Heading_20_2" text:outline-level="2"/>
      <text:h text:style-name="Heading_20_2" text:outline-level="2"/>
      <text:h text:style-name="Heading_20_2" text:outline-level="2">11. Deployment</text:h>
      <text:h text:style-name="Heading_20_3" text:outline-level="3">11.1 Hosting Platform</text:h>
      <text:list text:style-name="L34">
        <text:list-item>
          <text:p text:style-name="P46">[Specify the chosen hosting platform]</text:p>
        </text:list-item>
      </text:list>
      <text:h text:style-name="Heading_20_3" text:outline-level="3">11.2 Deployment Steps</text:h>
      <text:list text:style-name="L35">
        <text:list-item>
          <text:p text:style-name="P47">Document the steps to deploy both frontend and backend.</text:p>
        </text:list-item>
      </text:list>
      <text:h text:style-name="Heading_20_2" text:outline-level="2"><text:soft-page-break/>12. Documentation</text:h>
      <text:h text:style-name="Heading_20_3" text:outline-level="3">12.1 Code Documentation</text:h>
      <text:list text:style-name="L36">
        <text:list-item>
          <text:p text:style-name="P48">Comment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1:05:07.102202239</meta:creation-date>
    <dc:date>2024-01-09T11:53:47.700694276</dc:date>
    <meta:editing-duration>PT1H25M2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9" meta:paragraph-count="139" meta:word-count="992" meta:character-count="6857" meta:non-whitespace-character-count="6081"/>
  </office:meta>
</office:document-meta>
</file>